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99cm" fo:min-width="0cm" fo:wrap-option="wrap" loext:decorative="fals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68cm" fo:min-width="2.04cm" loext:decorative="false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99cm" fo:min-width="1.296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4" draw:marker-end-width="0.3cm" draw:fill="solid" draw:fill-color="#ffffff" draw:textarea-vertical-align="middle" loext:decorative="fals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68cm" fo:min-width="0cm" loext:decorative="false"/>
    </style:style>
    <style:style style:name="gr8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1.745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68cm" fo:min-width="2.675cm" loext:decorative="false"/>
    </style:style>
    <style:style style:name="gr16" style:family="graphic" style:parent-style-name="objectwithoutfill">
      <style:graphic-properties svg:stroke-color="#000000" draw:marker-end="Arrowheads_20_11" draw:marker-end-width="0.3cm" draw:fill="solid" draw:fill-color="#000000" draw:textarea-vertical-align="middle" loext:decorative="fals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5cm" fo:min-width="1.745cm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none" draw:textarea-vertical-align="middle" loext:decorative="false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4cm" fo:min-width="1.521cm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Arrowheads_20_14" draw:marker-end-width="0.3cm" draw:fill="none" draw:textarea-vertical-align="middle" loext:decorative="false"/>
    </style:style>
    <style:style style:name="gr2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67cm" fo:min-width="2.357cm" loext:decorative="false"/>
    </style:style>
    <style:style style:name="gr23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1.521cm" loext:decorative="false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4cm" fo:min-width="1.522cm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Arrowheads_20_20" draw:marker-end-width="0.3cm" draw:fill="none" draw:textarea-vertical-align="middle" loext:decorative="false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6cm" fo:min-width="1.522cm" loext:decorative="false"/>
      <style:paragraph-properties style:writing-mode="lr-tb"/>
    </style:style>
    <style:style style:name="gr30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31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32" style:family="graphic" style:parent-style-name="objectwithoutfill">
      <style:graphic-properties svg:stroke-color="#000000" draw:marker-end="Arrowheads_20_23" draw:marker-end-width="0.3cm" draw:fill="none" draw:textarea-vertical-align="middle" loext:decorative="false"/>
    </style:style>
    <style:style style:name="gr3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62cm" fo:min-width="2.04cm" loext:decorative="false"/>
    </style:style>
    <style:style style:name="gr34" style:family="graphic" style:parent-style-name="objectwithoutfill">
      <style:graphic-properties svg:stroke-color="#000000" draw:marker-end="Arrowheads_20_24" draw:marker-end-width="0.3cm" draw:fill="none" draw:textarea-vertical-align="middle" loext:decorative="false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1.296cm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3cm" fo:min-width="1.296cm" loext:decorative="false"/>
      <style:paragraph-properties style:writing-mode="lr-tb"/>
    </style:style>
    <style:style style:name="gr38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3cm" fo:min-width="1.521cm" loext:decorative="false"/>
      <style:paragraph-properties style:writing-mode="lr-tb"/>
    </style:style>
    <style:style style:name="gr40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4cm" fo:min-width="1.522cm" loext:decorative="false"/>
      <style:paragraph-properties style:writing-mode="lr-tb"/>
    </style:style>
    <style:style style:name="gr43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4cm" fo:min-width="1.521cm" loext:decorative="false"/>
      <style:paragraph-properties style:writing-mode="lr-tb"/>
    </style:style>
    <style:style style:name="gr45" style:family="graphic" style:parent-style-name="objectwithoutfill">
      <style:graphic-properties svg:stroke-color="#000000" draw:marker-end="Arrowheads_20_30" draw:marker-end-width="0.3cm" draw:fill="none" draw:textarea-vertical-align="middle" loext:decorative="false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4cm" fo:min-width="1.678cm" loext:decorative="false"/>
      <style:paragraph-properties style:writing-mode="lr-tb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0.398cm" fo:wrap-option="wrap" loext:decorative="false"/>
    </style:style>
    <style:style style:name="gr48" style:family="graphic" style:parent-style-name="standard">
      <style:graphic-properties svg:stroke-color="#000000" draw:fill="solid" draw:fill-color="#000000" draw:textarea-vertical-align="middle" draw:auto-grow-height="false" fo:min-height="0.233cm" fo:min-width="0cm" loext:decorative="false"/>
    </style:style>
    <style:style style:name="gr49" style:family="graphic" style:parent-style-name="objectwithoutfill">
      <style:graphic-properties svg:stroke-color="#000000" draw:marker-end="Arrowheads_20_32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506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gr53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54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2.561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10.20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525cm" svg:y1="1.635cm" svg:x2="10.525cm" svg:y2="2.587cm">
          <text:p/>
        </draw:line>
        <draw:custom-shape draw:style-name="gr3" draw:text-style-name="P1" draw:layer="layout" svg:width="2.54cm" svg:height="0.318cm" svg:x="9.255cm" svg:y="2.58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25cm" svg:y1="2.905cm" svg:x2="10.525cm" svg:y2="3.857cm">
          <text:p/>
        </draw:line>
        <draw:custom-shape draw:style-name="gr5" draw:text-style-name="P4" draw:layer="layout" svg:width="2.54cm" svg:height="0.635cm" svg:x="9.255cm" svg:y="3.857cm">
          <text:p text:style-name="P3"><text:span text:style-name="T1">na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525cm" svg:y1="4.492cm" svg:x2="10.525cm" svg:y2="5.127cm">
          <text:p/>
        </draw:line>
        <draw:custom-shape draw:style-name="gr7" draw:text-style-name="P4" draw:layer="layout" svg:width="0.635cm" svg:height="0.635cm" svg:x="10.207cm" svg:y="5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10.525cm" svg:y1="5.762cm" svg:x2="10.525cm" svg:y2="6.397cm">
          <text:p/>
        </draw:line>
        <draw:line draw:style-name="gr9" draw:text-style-name="P2" draw:layer="layout" svg:x1="10.842cm" svg:y1="5.445cm" svg:x2="12.747cm" svg:y2="5.445cm">
          <text:p/>
        </draw:line>
        <draw:line draw:style-name="gr9" draw:text-style-name="P2" draw:layer="layout" svg:x1="12.747cm" svg:y1="5.445cm" svg:x2="12.747cm" svg:y2="1.952cm">
          <text:p/>
        </draw:line>
        <draw:line draw:style-name="gr9" draw:text-style-name="P2" draw:layer="layout" svg:x1="12.747cm" svg:y1="1.952cm" svg:x2="11.477cm" svg:y2="1.952cm">
          <text:p/>
        </draw:line>
        <draw:line draw:style-name="gr10" draw:text-style-name="P2" draw:layer="layout" svg:x1="11.477cm" svg:y1="1.952cm" svg:x2="11.477cm" svg:y2="2.587cm">
          <text:p/>
        </draw:line>
        <draw:custom-shape draw:style-name="gr11" draw:text-style-name="P4" draw:layer="layout" svg:width="3.175cm" svg:height="1.27cm" svg:x="8.937cm" svg:y="6.397cm">
          <text:p text:style-name="P3"><text:span text:style-name="T2">Proverka kredi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0.525cm" svg:y1="7.667cm" svg:x2="10.525cm" svg:y2="8.62cm">
          <text:p/>
        </draw:line>
        <draw:custom-shape draw:style-name="gr7" draw:text-style-name="P4" draw:layer="layout" svg:width="0.635cm" svg:height="0.635cm" svg:x="10.207cm" svg:y="8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2" draw:layer="layout" svg:x1="10.842cm" svg:y1="8.937cm" svg:x2="14.335cm" svg:y2="8.937cm">
          <text:p/>
        </draw:line>
        <draw:line draw:style-name="gr14" draw:text-style-name="P2" draw:layer="layout" svg:x1="10.525cm" svg:y1="9.255cm" svg:x2="10.525cm" svg:y2="10.207cm">
          <text:p/>
        </draw:line>
        <draw:custom-shape draw:style-name="gr15" draw:text-style-name="P1" draw:layer="layout" svg:width="3.175cm" svg:height="0.318cm" svg:x="8.937cm" svg:y="10.207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525cm" svg:y1="10.525cm" svg:x2="10.525cm" svg:y2="11.477cm">
          <text:p/>
        </draw:line>
        <draw:custom-shape draw:style-name="gr17" draw:text-style-name="P4" draw:layer="layout" svg:width="3.175cm" svg:height="0.953cm" svg:x="8.937cm" svg:y="11.477cm">
          <text:p text:style-name="P3"><text:span text:style-name="T3">Izbira profe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10.525cm" svg:y1="12.43cm" svg:x2="10.525cm" svg:y2="13.065cm">
          <text:p/>
        </draw:line>
        <draw:custom-shape draw:style-name="gr19" draw:text-style-name="P4" draw:layer="layout" svg:width="2.857cm" svg:height="0.952cm" svg:x="9.079cm" svg:y="13.083cm">
          <text:p text:style-name="P3"><text:span text:style-name="T3">Izbira t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0.525cm" svg:y1="14.017cm" svg:x2="10.525cm" svg:y2="14.97cm">
          <text:p/>
        </draw:line>
        <draw:custom-shape draw:style-name="gr7" draw:text-style-name="P4" draw:layer="layout" svg:width="0.635cm" svg:height="0.635cm" svg:x="10.207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2" draw:layer="layout" svg:x1="10.525cm" svg:y1="15.605cm" svg:x2="10.525cm" svg:y2="16.24cm">
          <text:p/>
        </draw:line>
        <draw:custom-shape draw:style-name="gr22" draw:text-style-name="P1" draw:layer="layout" svg:width="2.857cm" svg:height="0.317cm" svg:x="9.255cm" svg:y="16.24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0.525cm" svg:y1="16.557cm" svg:x2="10.525cm" svg:y2="17.51cm">
          <text:p/>
        </draw:line>
        <draw:custom-shape draw:style-name="gr19" draw:text-style-name="P4" draw:layer="layout" svg:width="2.857cm" svg:height="0.952cm" svg:x="9.255cm" svg:y="17.51cm">
          <text:p text:style-name="P3"><text:span text:style-name="T3">Prijava diploms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2.857cm" svg:height="1.27cm" svg:x="9.255cm" svg:y="19.097cm">
          <text:p text:style-name="P3"><text:span text:style-name="T4">Pregled validn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2.858cm" svg:height="0.952cm" svg:x="9.254cm" svg:y="21.003cm">
          <text:p text:style-name="P3"><text:span text:style-name="T1">Izvestuvanj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" draw:layer="layout" svg:x1="10.842cm" svg:y1="21.955cm" svg:x2="10.842cm" svg:y2="22.907cm">
          <text:p/>
        </draw:line>
        <draw:custom-shape draw:style-name="gr7" draw:text-style-name="P4" draw:layer="layout" svg:width="0.635cm" svg:height="0.635cm" svg:x="10.525cm" svg:y="22.9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7" draw:text-style-name="P2" draw:layer="layout" svg:x1="10.842cm" svg:y1="23.542cm" svg:x2="10.842cm" svg:y2="24.177cm">
          <text:p/>
        </draw:line>
        <draw:custom-shape draw:style-name="gr17" draw:text-style-name="P4" draw:layer="layout" svg:width="3.175cm" svg:height="0.953cm" svg:x="9.255cm" svg:y="24.177cm">
          <text:p text:style-name="P3"><text:span text:style-name="T3">Predavanje tru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0.842cm" svg:y1="25.13cm" svg:x2="10.842cm" svg:y2="25.67cm">
          <text:p/>
        </draw:line>
        <draw:custom-shape draw:style-name="gr29" draw:text-style-name="P4" draw:layer="layout" svg:width="2.858cm" svg:height="0.73cm" svg:x="9.572cm" svg:y="25.67cm">
          <text:p text:style-name="P3"><text:span text:style-name="T5">Prof izbira ulo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" draw:layer="layout" svg:x1="10.525cm" svg:y1="20.367cm" svg:x2="10.525cm" svg:y2="21.002cm">
          <text:p/>
        </draw:line>
        <draw:line draw:style-name="gr31" draw:text-style-name="P2" draw:layer="layout" svg:x1="10.525cm" svg:y1="18.462cm" svg:x2="10.525cm" svg:y2="19.097cm">
          <text:p/>
        </draw:line>
        <draw:line draw:style-name="gr32" draw:text-style-name="P2" draw:layer="layout" svg:x1="10.842cm" svg:y1="26.4cm" svg:x2="10.842cm" svg:y2="27.035cm">
          <text:p/>
        </draw:line>
        <draw:custom-shape draw:style-name="gr33" draw:text-style-name="P1" draw:layer="layout" svg:width="2.54cm" svg:height="0.412cm" svg:x="9.572cm" svg:y="26.94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0.207cm" svg:y1="27.352cm" svg:x2="10.207cm" svg:y2="27.67cm">
          <text:p/>
        </draw:line>
        <draw:line draw:style-name="gr9" draw:text-style-name="P2" draw:layer="layout" svg:x1="10.207cm" svg:y1="27.67cm" svg:x2="6.397cm" svg:y2="27.67cm">
          <text:p/>
        </draw:line>
        <draw:line draw:style-name="gr9" draw:text-style-name="P2" draw:layer="layout" svg:x1="6.397cm" svg:y1="27.67cm" svg:x2="6.397cm" svg:y2="6.715cm">
          <text:p/>
        </draw:line>
        <draw:line draw:style-name="gr9" draw:text-style-name="P2" draw:layer="layout" svg:x1="6.397cm" svg:y1="6.715cm" svg:x2="3.222cm" svg:y2="6.715cm">
          <text:p/>
        </draw:line>
        <draw:line draw:style-name="gr34" draw:text-style-name="P2" draw:layer="layout" svg:x1="3.222cm" svg:y1="6.715cm" svg:x2="3.222cm" svg:y2="8.302cm">
          <text:p/>
        </draw:line>
        <draw:custom-shape draw:style-name="gr35" draw:text-style-name="P4" draw:layer="layout" svg:width="2.54cm" svg:height="1.27cm" svg:x="1.952cm" svg:y="8.302cm">
          <text:p text:style-name="P3"><text:span text:style-name="T1">Izbira men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" draw:layer="layout" svg:x1="3.222cm" svg:y1="9.572cm" svg:x2="3.222cm" svg:y2="10.525cm">
          <text:p/>
        </draw:line>
        <draw:custom-shape draw:style-name="gr37" draw:text-style-name="P4" draw:layer="layout" svg:width="2.54cm" svg:height="1.587cm" svg:x="1.952cm" svg:y="10.525cm">
          <text:p text:style-name="P3"><text:span text:style-name="T4">Dodadi ili izberi t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3.222cm" svg:y1="12.112cm" svg:x2="3.222cm" svg:y2="13.065cm">
          <text:p/>
        </draw:line>
        <draw:custom-shape draw:style-name="gr39" draw:text-style-name="P4" draw:layer="layout" svg:width="2.857cm" svg:height="1.587cm" svg:x="1.635cm" svg:y="13.065cm">
          <text:p text:style-name="P3"><text:span text:style-name="T4">Izberi komisi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2.905cm" svg:y1="14.652cm" svg:x2="2.905cm" svg:y2="15.605cm">
          <text:p/>
        </draw:line>
        <draw:custom-shape draw:style-name="gr37" draw:text-style-name="P4" draw:layer="layout" svg:width="2.54cm" svg:height="1.587cm" svg:x="1.952cm" svg:y="15.605cm">
          <text:p text:style-name="P3"><text:span text:style-name="T4">Izberi dat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1.477cm" svg:y1="27.352cm" svg:x2="11.477cm" svg:y2="27.67cm">
          <text:p/>
        </draw:line>
        <draw:line draw:style-name="gr9" draw:text-style-name="P2" draw:layer="layout" svg:x1="11.477cm" svg:y1="27.67cm" svg:x2="15.922cm" svg:y2="27.67cm">
          <text:p/>
        </draw:line>
        <draw:line draw:style-name="gr9" draw:text-style-name="P2" draw:layer="layout" svg:x1="15.605cm" svg:y1="27.94cm" svg:x2="15.287cm" svg:y2="14.017cm">
          <text:p/>
        </draw:line>
        <draw:line draw:style-name="gr9" draw:text-style-name="P2" draw:layer="layout" svg:x1="15.287cm" svg:y1="14.017cm" svg:x2="18.462cm" svg:y2="14.017cm">
          <text:p/>
        </draw:line>
        <draw:line draw:style-name="gr41" draw:text-style-name="P2" draw:layer="layout" svg:x1="18.462cm" svg:y1="14.017cm" svg:x2="18.462cm" svg:y2="15.287cm">
          <text:p/>
        </draw:line>
        <draw:custom-shape draw:style-name="gr42" draw:text-style-name="P4" draw:layer="layout" svg:width="2.858cm" svg:height="1.588cm" svg:x="17.192cm" svg:y="15.287cm">
          <text:p text:style-name="P3"><text:span text:style-name="T6">Izbira komisi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18.78cm" svg:y1="16.875cm" svg:x2="18.78cm" svg:y2="18.462cm">
          <text:p/>
        </draw:line>
        <draw:custom-shape draw:style-name="gr44" draw:text-style-name="P4" draw:layer="layout" svg:width="2.857cm" svg:height="1.588cm" svg:x="17.51cm" svg:y="18.462cm">
          <text:p text:style-name="P3"><text:span text:style-name="T7">Izbira dat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" draw:layer="layout" svg:x1="18.78cm" svg:y1="20.05cm" svg:x2="18.78cm" svg:y2="21.637cm">
          <text:p/>
        </draw:line>
        <draw:custom-shape draw:style-name="gr46" draw:text-style-name="P4" draw:layer="layout" svg:width="3.08cm" svg:height="1.588cm" svg:x="17.51cm" svg:y="21.637cm">
          <text:p text:style-name="P3"><text:span text:style-name="T2">Oceni diploms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" draw:layer="layout" svg:width="1.27cm" svg:height="1.27cm" svg:x="14.335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635cm" svg:height="0.681cm" svg:x="14.65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175cm" svg:y1="16.875cm" svg:x2="14.97cm" svg:y2="9.572cm">
          <text:p/>
        </draw:line>
        <draw:line draw:style-name="gr50" draw:text-style-name="P2" draw:layer="layout" svg:x1="17.51cm" svg:y1="22.59cm" svg:x2="15.287cm" svg:y2="9.255cm">
          <text:p/>
        </draw:line>
        <draw:frame draw:style-name="gr51" draw:text-style-name="P5" draw:layer="layout" svg:width="1.269cm" svg:height="0.756cm" svg:x="10.842cm" svg:y="5.006cm">
          <draw:text-box>
            <text:p><text:span text:style-name="T1">[ne]</text:span></text:p>
          </draw:text-box>
        </draw:frame>
        <draw:frame draw:style-name="gr51" draw:text-style-name="P5" draw:layer="layout" svg:width="1.269cm" svg:height="0.756cm" svg:x="10.526cm" svg:y="5.641cm">
          <draw:text-box>
            <text:p><text:span text:style-name="T1">[da]</text:span></text:p>
          </draw:text-box>
        </draw:frame>
        <draw:frame draw:style-name="gr52" draw:text-style-name="P5" draw:layer="layout" svg:width="1.587cm" svg:height="1.351cm" svg:x="8.937cm" svg:y="4.81cm">
          <draw:text-box>
            <text:p><text:span text:style-name="T1">Uspesna najava?</text:span></text:p>
          </draw:text-box>
        </draw:frame>
        <draw:frame draw:style-name="gr51" draw:text-style-name="P5" draw:layer="layout" svg:width="1.269cm" svg:height="0.756cm" svg:x="10.842cm" svg:y="8.302cm">
          <draw:text-box>
            <text:p><text:span text:style-name="T1">[ne]</text:span></text:p>
          </draw:text-box>
        </draw:frame>
        <draw:frame draw:style-name="gr51" draw:text-style-name="P5" draw:layer="layout" svg:width="1.269cm" svg:height="0.756cm" svg:x="9.573cm" svg:y="9.255cm">
          <draw:text-box>
            <text:p><text:span text:style-name="T1">[da]</text:span></text:p>
          </draw:text-box>
        </draw:frame>
        <draw:frame draw:style-name="gr51" draw:text-style-name="P5" draw:layer="layout" svg:width="1.269cm" svg:height="1.351cm" svg:x="8.621cm" svg:y="14.335cm">
          <draw:text-box>
            <text:p><text:span text:style-name="T1">Ima slobodna tema?</text:span></text:p>
          </draw:text-box>
        </draw:frame>
        <draw:frame draw:style-name="gr51" draw:text-style-name="P5" draw:layer="layout" svg:width="1.269cm" svg:height="1.076cm" svg:x="9.255cm" svg:y="7.985cm">
          <draw:text-box>
            <text:p><text:span text:style-name="T1">Ima nad 207?</text:span></text:p>
          </draw:text-box>
        </draw:frame>
        <draw:line draw:style-name="gr9" draw:text-style-name="P2" draw:layer="layout" svg:x1="10.842cm" svg:y1="15.287cm" svg:x2="13.382cm" svg:y2="15.287cm">
          <text:p/>
        </draw:line>
        <draw:line draw:style-name="gr9" draw:text-style-name="P2" draw:layer="layout" svg:x1="13.382cm" svg:y1="15.287cm" svg:x2="13.065cm" svg:y2="9.89cm">
          <text:p/>
        </draw:line>
        <draw:line draw:style-name="gr9" draw:text-style-name="P2" draw:layer="layout" svg:x1="13.065cm" svg:y1="9.89cm" svg:x2="11.795cm" svg:y2="9.89cm">
          <text:p/>
        </draw:line>
        <draw:line draw:style-name="gr53" draw:text-style-name="P2" draw:layer="layout" svg:x1="11.795cm" svg:y1="9.89cm" svg:x2="11.795cm" svg:y2="10.207cm">
          <text:p/>
        </draw:line>
        <draw:frame draw:style-name="gr51" draw:text-style-name="P5" draw:layer="layout" svg:width="1.269cm" svg:height="0.756cm" svg:x="10.843cm" svg:y="14.254cm">
          <draw:text-box>
            <text:p><text:span text:style-name="T1">[ne]</text:span></text:p>
          </draw:text-box>
        </draw:frame>
        <draw:frame draw:style-name="gr51" draw:text-style-name="P5" draw:layer="layout" svg:width="1.269cm" svg:height="1.351cm" svg:x="8.622cm" svg:y="14.336cm">
          <draw:text-box>
            <text:p><text:span text:style-name="T1">Ima slobodna tema?</text:span></text:p>
          </draw:text-box>
        </draw:frame>
        <draw:frame draw:style-name="gr51" draw:text-style-name="P5" draw:layer="layout" svg:width="1.269cm" svg:height="0.756cm" svg:x="10.843cm" svg:y="15.351cm">
          <draw:text-box>
            <text:p><text:span text:style-name="T1">[da]</text:span></text:p>
          </draw:text-box>
        </draw:frame>
        <draw:frame draw:style-name="gr51" draw:text-style-name="P5" draw:layer="layout" svg:width="1.269cm" svg:height="0.756cm" svg:x="10.885cm" svg:y="23.395cm">
          <draw:text-box>
            <text:p><text:span text:style-name="T1">[da]</text:span></text:p>
          </draw:text-box>
        </draw:frame>
        <draw:frame draw:style-name="gr51" draw:text-style-name="P5" draw:layer="layout" svg:width="1.269cm" svg:height="0.756cm" svg:x="10.843cm" svg:y="22.469cm">
          <draw:text-box>
            <text:p><text:span text:style-name="T1">[ne]</text:span></text:p>
          </draw:text-box>
        </draw:frame>
        <draw:line draw:style-name="gr9" draw:text-style-name="P2" draw:layer="layout" svg:x1="11.16cm" svg:y1="23.225cm" svg:x2="13.7cm" svg:y2="23.225cm">
          <text:p/>
        </draw:line>
        <draw:line draw:style-name="gr9" draw:text-style-name="P2" draw:layer="layout" svg:x1="13.7cm" svg:y1="23.225cm" svg:x2="13.382cm" svg:y2="15.922cm">
          <text:p/>
        </draw:line>
        <draw:line draw:style-name="gr9" draw:text-style-name="P2" draw:layer="layout" svg:x1="13.382cm" svg:y1="15.922cm" svg:x2="11.795cm" svg:y2="15.922cm">
          <text:p/>
        </draw:line>
        <draw:line draw:style-name="gr54" draw:text-style-name="P2" draw:layer="layout" svg:x1="11.795cm" svg:y1="15.922cm" svg:x2="11.795cm" svg:y2="16.24cm">
          <text:p/>
        </draw:line>
        <draw:frame draw:style-name="gr55" draw:text-style-name="P5" draw:layer="layout" svg:width="1.904cm" svg:height="0.887cm" svg:x="8.937cm" svg:y="22.907cm">
          <draw:text-box>
            <text:p><text:span text:style-name="T3">Validno?</text:span></text:p>
          </draw:text-box>
        </draw:frame>
        <draw:frame draw:style-name="gr56" draw:text-style-name="P5" draw:layer="layout" svg:width="2.223cm" svg:height="0.963cm" svg:x="12.43cm" svg:y="27.035cm">
          <draw:text-box>
            <text:p><text:span text:style-name="T1">razdvojuvanje</text:span></text:p>
          </draw:text-box>
        </draw:frame>
        <draw:frame draw:style-name="gr57" draw:text-style-name="P5" draw:layer="layout" svg:width="4.763cm" svg:height="2.811cm" svg:x="0.682cm" svg:y="24.129cm">
          <draw:text-box>
            <text:p><text:span text:style-name="T8">Lab1,Dijagram na aktivnost</text:span></text:p>
            <text:p><text:span text:style-name="T8">Kristina Kitrozoska,85-20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22T05:07:44.117402000</meta:creation-date>
    <dc:date>2025-03-22T05:54:13.838315200</dc:date>
    <meta:editing-duration>PT7M49S</meta:editing-duration>
    <meta:editing-cycles>1</meta:editing-cycles>
    <meta:document-statistic meta:object-count="89"/>
    <meta:generator>LibreOffice/25.2.1.2$Windows_X86_64 LibreOffice_project/d3abf4aee5fd705e4a92bba33a32f40bc4e56f49</meta:generator>
  </office:meta>
</office:document-meta>
</file>